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style:text-underline-style="solid" style:text-underline-width="auto" style:text-underline-color="font-color" fo:font-weight="bold" officeooo:rsid="00163b1a" officeooo:paragraph-rsid="00163b1a" style:font-weight-asian="bold" style:font-weight-complex="bold"/>
    </style:style>
    <style:style style:name="P2" style:family="paragraph" style:parent-style-name="Text_20_body" style:list-style-name="L1">
      <style:text-properties style:text-underline-style="solid" style:text-underline-width="auto" style:text-underline-color="font-color" fo:font-weight="bold" officeooo:rsid="00163b1a" officeooo:paragraph-rsid="00163b1a" style:font-weight-asian="bold" style:font-weight-complex="bold"/>
    </style:style>
    <style:style style:name="P3" style:family="paragraph" style:parent-style-name="Text_20_body" style:list-style-name="L2">
      <style:text-properties style:text-underline-style="solid" style:text-underline-width="auto" style:text-underline-color="font-color" fo:font-weight="bold" officeooo:rsid="00163b1a" officeooo:paragraph-rsid="00163b1a" style:font-weight-asian="bold" style:font-weight-complex="bold"/>
    </style:style>
    <style:style style:name="P4" style:family="paragraph" style:parent-style-name="Text_20_body" style:list-style-name="L2">
      <style:text-properties style:text-underline-style="solid" style:text-underline-width="auto" style:text-underline-color="font-color" fo:font-weight="bold" officeooo:rsid="00163b1a" officeooo:paragraph-rsid="001688e0" style:font-weight-asian="bold" style:font-weight-complex="bold"/>
    </style:style>
    <style:style style:name="P5" style:family="paragraph" style:parent-style-name="Text_20_body" style:list-style-name="L2">
      <style:text-properties style:text-underline-style="solid" style:text-underline-width="auto" style:text-underline-color="font-color" fo:font-weight="bold" officeooo:rsid="001688e0" officeooo:paragraph-rsid="001688e0" style:font-weight-asian="bold" style:font-weight-complex="bold"/>
    </style:style>
    <style:style style:name="P6" style:family="paragraph" style:parent-style-name="Text_20_body">
      <style:text-properties style:text-underline-style="solid" style:text-underline-width="auto" style:text-underline-color="font-color" fo:font-weight="bold" officeooo:rsid="001688e0" officeooo:paragraph-rsid="001688e0" style:font-weight-asian="bold" style:font-weight-complex="bold"/>
    </style:style>
    <style:style style:name="P7" style:family="paragraph" style:parent-style-name="Text_20_body">
      <style:text-properties style:text-underline-style="solid" style:text-underline-width="auto" style:text-underline-color="font-color" fo:font-weight="bold" officeooo:rsid="0017ea0b" officeooo:paragraph-rsid="0017ea0b" style:font-weight-asian="bold" style:font-weight-complex="bold"/>
    </style:style>
    <style:style style:name="P8" style:family="paragraph" style:parent-style-name="Title">
      <style:text-properties officeooo:rsid="00163b1a" officeooo:paragraph-rsid="00163b1a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1688e0" style:font-weight-asian="normal" style:font-weight-complex="normal"/>
    </style:style>
    <style:style style:name="T3" style:family="text">
      <style:text-properties style:text-underline-style="none" fo:font-weight="normal" officeooo:rsid="0017ea0b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Attention Measurement</text:p>
      <text:p text:style-name="Subtitle">Data Collection Procedure</text:p>
      <text:p text:style-name="Text_20_body"/>
      <text:p text:style-name="P1">Prerequisites:<text:span text:style-name="T1"> All packages installed are documented in requirements.txt</text:span></text:p>
      <text:p text:style-name="P1"><text:span text:style-name="T1"/></text:p>
      <text:p text:style-name="P1"><text:span text:style-name="T1">The main idea is to show users a number of white screens with a black point in a random position inside the screen and ask them to press one of two keys:</text:span></text:p>
      <text:list xml:id="list1494643741713804686" text:style-name="L1">
        <text:list-item>
          <text:p text:style-name="P2"><text:span text:style-name="T1">Up key, if they are looking to the point at the time they hit the key</text:span></text:p>
        </text:list-item>
        <text:list-item>
          <text:p text:style-name="P2"><text:span text:style-name="T1">Down key, if they are looking to any other point at the time they hit the key</text:span></text:p>
        </text:list-item>
      </text:list>
      <text:p text:style-name="P1"><text:span text:style-name="T1">The key press then triggers the webcam to capture a frame at that very moment and save it in format</text:span></text:p>
      <text:p text:style-name="P1"><text:span text:style-name="T1">UUID_x_y.jpg. The frame is saved either in directory dataset/positives or dataset/negatives depending on wether the user pressed up key or down key.</text:span></text:p>
      <text:p text:style-name="P1"><text:span text:style-name="T1"/></text:p>
      <text:p text:style-name="P1"><text:span text:style-name="T1">The python file to implement the above is main.py. The </text:span><text:span text:style-name="T2">attention </text:span><text:span text:style-name="T1">point on the screen is represented by a rectangle of center (x, y) and side 2*R where x and y are randomly chosen between the screen boundaries and R is a hyperparameter. The functionality of main.py can be summarized as follows:</text:span></text:p>
      <text:list xml:id="list6049079874161191061" text:style-name="L2">
        <text:list-item>
          <text:p text:style-name="P3"><text:span text:style-name="T1">Initialize screen dimensions by taking a screenshot and saving its shape</text:span></text:p>
        </text:list-item>
        <text:list-item>
          <text:p text:style-name="P4"><text:span text:style-name="T1">Define the number of frames to capture from each user NUM_OF_FRAMES</text:span><text:span text:style-name="T2"> and the length of the rectangle R</text:span></text:p>
        </text:list-item>
        <text:list-item>
          <text:p text:style-name="P5"><text:span text:style-name="T1">Input from user his/her age, gender</text:span></text:p>
        </text:list-item>
        <text:list-item>
          <text:p text:style-name="P5"><text:span text:style-name="T1">For i=0...NUM_OF_FRAMES</text:span></text:p>
          <text:list>
            <text:list-item>
              <text:p text:style-name="P5"><text:span text:style-name="T1">Randomly initialize the rectangle center (x, y) and color it black</text:span></text:p>
            </text:list-item>
            <text:list-item>
              <text:p text:style-name="P5"><text:span text:style-name="T1">Ask user to press up key or down key according to where they focus their attention</text:span></text:p>
            </text:list-item>
            <text:list-item>
              <text:p text:style-name="P5"><text:span text:style-name="T1">Capture a frame of the user at the moment the key is pressed and save it. </text:span></text:p>
            </text:list-item>
          </text:list>
        </text:list-item>
      </text:list>
      <text:p text:style-name="P6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>Contact me for any corrections/questions: Kitsios Konstantino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itation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9T12:34:57.239293680</meta:creation-date>
    <dc:date>2019-07-19T12:51:57.820420269</dc:date>
    <meta:editing-duration>PT6M</meta:editing-duration>
    <meta:editing-cycles>2</meta:editing-cycles>
    <meta:generator>LibreOffice/5.2.7.2$Linux_X86_64 LibreOffice_project/20m0$Build-2</meta:generator>
    <meta:document-statistic meta:table-count="0" meta:image-count="0" meta:object-count="0" meta:page-count="1" meta:paragraph-count="17" meta:word-count="268" meta:character-count="1482" meta:non-whitespace-character-count="1239"/>
  </office:meta>
</office:document-meta>
</file>